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Знание и понимание HTML, необходимые для успешного применения на практике и решения задач, включают в себя несколько ключевых аспектов:</text:p>
      <text:list xml:id="list2923476428053185991" text:style-name="L1">
        <text:list-item>
          <text:p text:style-name="P2"><text:span text:style-name="Strong_20_Emphasis">Синтаксис и структура:</text:span></text:p>
          <text:list>
            <text:list-item>
              <text:p text:style-name="P3">Знание основного синтаксиса HTML, включая правильное использование тегов, атрибутов и значений.</text:p>
            </text:list-item>
            <text:list-item>
              <text:p text:style-name="P3">Понимание структуры HTML документа, включая правильное вложение элементов и создание семантически правильной разметки.</text:p>
            </text:list-item>
          </text:list>
        </text:list-item>
        <text:list-item>
          <text:p text:style-name="P2"><text:span text:style-name="Strong_20_Emphasis">Элементы и их свойства:</text:span></text:p>
          <text:list>
            <text:list-item>
              <text:p text:style-name="P3">Понимание различных HTML элементов и их предназначения.</text:p>
            </text:list-item>
            <text:list-item>
              <text:p text:style-name="P3">Знание основных атрибутов элементов и их влияние на отображение и поведение содержимого.</text:p>
            </text:list-item>
          </text:list>
        </text:list-item>
        <text:list-item>
          <text:p text:style-name="P2"><text:span text:style-name="Strong_20_Emphasis">Формы и ввод данных:</text:span></text:p>
          <text:list>
            <text:list-item>
              <text:p text:style-name="P3">Умение создавать HTML формы для сбора информации от пользователя.</text:p>
            </text:list-item>
            <text:list-item>
              <text:p text:style-name="P3">Понимание различных элементов форм и их использование для различных типов ввода данных.</text:p>
            </text:list-item>
          </text:list>
        </text:list-item>
        <text:list-item>
          <text:p text:style-name="P2"><text:span text:style-name="Strong_20_Emphasis">Мультимедиа и встраиваемые объекты:</text:span></text:p>
          <text:list>
            <text:list-item>
              <text:p text:style-name="P3">Знание возможностей HTML для встраивания изображений, видео, аудио и других мультимедийных объектов.</text:p>
            </text:list-item>
            <text:list-item>
              <text:p text:style-name="P3">Понимание атрибутов и параметров для настройки внешнего вида и поведения встраиваемых объектов.</text:p>
            </text:list-item>
          </text:list>
        </text:list-item>
        <text:list-item>
          <text:p text:style-name="P2"><text:span text:style-name="Strong_20_Emphasis">Стилизация и внешний вид:</text:span></text:p>
          <text:list>
            <text:list-item>
              <text:p text:style-name="P3">Понимание основных принципов CSS и их применение для стилизации HTML элементов.</text:p>
            </text:list-item>
            <text:list-item>
              <text:p text:style-name="P3">Умение создавать структурированный и эстетически приятный дизайн веб-страницы с помощью CSS.</text:p>
            </text:list-item>
          </text:list>
        </text:list-item>
        <text:list-item>
          <text:p text:style-name="P2"><text:span text:style-name="Strong_20_Emphasis">Семантика и доступность:</text:span></text:p>
          <text:list>
            <text:list-item>
              <text:p text:style-name="P3">Понимание важности семантической разметки и ее влияния на поисковую оптимизацию и доступность веб-страниц.</text:p>
            </text:list-item>
            <text:list-item>
              <text:p text:style-name="P3">Умение использовать семантические элементы HTML для создания содержательной и понятной структуры документа.</text:p>
            </text:list-item>
          </text:list>
        </text:list-item>
        <text:list-item>
          <text:p text:style-name="P2"><text:span text:style-name="Strong_20_Emphasis">Кросс-браузерная совместимость:</text:span></text:p>
          <text:list>
            <text:list-item>
              <text:p text:style-name="P3">Понимание различий в отображении и интерпретации HTML кода разными веб-браузерами.</text:p>
            </text:list-item>
            <text:list-item>
              <text:p text:style-name="P3">Умение создавать код, который работает одинаково хорошо на различных платформах и веб-браузерах.</text:p>
            </text:list-item>
          </text:list>
        </text:list-item>
        <text:list-item>
          <text:p text:style-name="P2"><text:span text:style-name="Strong_20_Emphasis">Отладка и валидация:</text:span></text:p>
          <text:list>
            <text:list-item>
              <text:p text:style-name="P3">Навыки отладки HTML кода с помощью инструментов разработчика веб-браузера.</text:p>
            </text:list-item>
            <text:list-item>
              <text:p text:style-name="P2">Понимание важности валидации HTML кода и его соответствия стандартам для обеспечения корректного отображения и работы веб-страницы.</text:p>
            </text:list-item>
          </text:list>
        </text:list-item>
      </text:list>
      <text:p text:style-name="Text_20_body">Знание и понимание этих аспектов HTML помогут вам успешно применять его на практике для решения различных задач, связанных с созданием веб-страниц и приложений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4-30T23:12:14.84</dc:date>
    <meta:document-statistic meta:table-count="0" meta:image-count="0" meta:object-count="0" meta:page-count="2" meta:paragraph-count="29" meta:word-count="290" meta:character-count="2092"/>
    <dc:creator>Dima Wide</dc:creator>
    <meta:user-defined meta:name="Info 1"/>
    <meta:user-defined meta:name="Info 2"/>
    <meta:user-defined meta:name="Info 3"/>
    <meta:user-defined meta:name="Info 4"/>
  </office:meta>
</office:document-meta>
</file>